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/>
    </style:style>
    <style:style style:name="P6" style:family="paragraph" style:parent-style-name="Standard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SymbolMT"/>
    </style:style>
    <style:style style:name="P10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text-properties style:font-name="TimesNewRomanPSMT"/>
    </style:style>
    <style:style style:name="P12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 style:list-style-name="L1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" style:family="text">
      <style:text-properties style:text-position="sub 58%"/>
    </style:style>
    <style:style style:name="T6" style:family="text">
      <style:text-properties fo:font-size="12pt" style:font-name-asian="TimesNewRomanPSMT" style:font-size-asian="12pt" style:font-name-complex="TimesNewRomanPSM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4cm" svg:width="4.406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2cm" svg:width="3.537cm" svg:height="1.531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191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143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5.985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18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11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15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37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7">Die Kovarianz der beiden Aktien ergibt sich so zu:</text:p>
      <text:p text:style-name="P5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und die Korrelation der beiden Aktien ist damit:</text:p>
      <text:p text:style-name="P7"/>
      <text:p text:style-name="P7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4">Varianz bzw. Standardabweichung für ein Portfolio aus beiden Aktien ergeben sich zu:</text:p>
      <text:p text:style-name="P4"/>
      <text:p text:style-name="P4"><draw:frame draw:style-name="fr1" draw:name="Objekt20" text:anchor-type="as-char" svg:y="-0.713cm" svg:width="7.407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4"/>
      <text:p text:style-name="P4"/>
      <text:p text:style-name="P4">sei die Gewichtung für die beiden Aktien:</text:p>
      <text:p text:style-name="P4"/>
      <text:p text:style-name="P4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Dann ergibt sich die Varianz des Portfolios aus beiden zu:</text:p>
      <text:p text:style-name="P4"/>
      <text:p text:style-name="P4"><draw:frame draw:style-name="fr1" draw:name="Objekt22" text:anchor-type="as-char" svg:y="-0.619cm" svg:width="11.866cm" svg:height="1.01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8"><text:soft-page-break/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  <text:p text:style-name="P4"/>
      <text:p text:style-name="P4">Das Minimum der Varianz des Portfolios wird <text:s/>angestrebt, <text:s/>gesucht wird die Gewichtung der Aktien, für die dieses erreicht wird. <text:s/>Lokale Minima und Maxima einer Funktion von mehreren Variablen sind möglich wenn die partiellen Ableitungen nach allen Variablen verschwinden. </text:p>
      <text:p text:style-name="P4"/>
      <text:p text:style-name="P4"><draw:frame draw:style-name="fr1" draw:name="Objekt23" text:anchor-type="as-char" svg:y="-0.684cm" svg:width="4.53cm" svg:height="1.125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/>
      <text:p text:style-name="P4">In unserem Fall der Risikominimierung ergibt sich zusätzlich die Nebenbedingung:</text:p>
      <text:p text:style-name="P4"/>
      <text:p text:style-name="P4"><draw:frame draw:style-name="fr1" draw:name="Objekt24" text:anchor-type="as-char" svg:y="-0.713cm" svg:width="2.452cm" svg:height="1.139cm" draw:z-index="22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4"/>
      <text:p text:style-name="P4"><text:s/>Damit lässt sich die Lagrange Funktion für die Optimierungsaufgabe aufstellen:</text:p>
      <text:p text:style-name="P4"/>
      <text:p text:style-name="P4"><draw:frame draw:style-name="fr1" draw:name="Objekt25" text:anchor-type="as-char" svg:y="-0.377cm" svg:width="4.57cm" svg:height="0.533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Notwendiges Kriterium für ein Minimum oder Maximum ist:</text:p>
      <text:p text:style-name="P4"/>
      <text:p text:style-name="P4"><draw:frame draw:style-name="fr1" draw:name="Objekt26" text:anchor-type="as-char" svg:y="-0.684cm" svg:width="1.838cm" svg:height="1.12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 und <draw:frame draw:style-name="fr1" draw:name="Objekt27" text:anchor-type="as-char" svg:y="-0.684cm" svg:width="1.787cm" svg:height="1.018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4"/>
      <text:p text:style-name="P4">Die partiellen linearen Differentialgleichungen 1. Ordnung <text:s text:c="3"/>lösen <text:s/>sich durch <text:s/>das nachstehende <text:s/>lineare Gleichungssystem:</text:p>
      <text:p text:style-name="P4"/>
      <text:p text:style-name="P4"><draw:frame draw:style-name="fr1" draw:name="Objekt28" text:anchor-type="as-char" svg:y="-0.437cm" svg:width="6.922cm" svg:height="0.59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/text:p>
      <text:p text:style-name="P3"><draw:frame draw:style-name="fr1" draw:name="Objekt29" text:anchor-type="as-char" svg:y="-0.437cm" svg:width="6.934cm" svg:height="0.593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3"><draw:frame draw:style-name="fr1" draw:name="Objekt30" text:anchor-type="as-char" svg:y="-0.437cm" svg:width="6.927cm" svg:height="0.593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/text:p>
      <text:p text:style-name="P3">…</text:p>
      <text:p text:style-name="P3"/>
      <text:p text:style-name="P3"><draw:frame draw:style-name="fr1" draw:name="Objekt31" text:anchor-type="as-char" svg:y="-0.377cm" svg:width="4.075cm" svg:height="0.533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3"/>
      <text:p text:style-name="P6">bzw. in Matrizen-Schreibweise:</text:p>
      <text:p text:style-name="P4"/>
      <text:p text:style-name="P9"><text:span text:style-name="T3"><draw:frame draw:style-name="fr1" draw:name="Objekt32" text:anchor-type="as-char" svg:y="-1.605cm" svg:width="4.036cm" svg:height="2.9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3">* </text:span><text:span text:style-name="T3"><draw:frame draw:style-name="fr1" draw:name="Objekt33" text:anchor-type="as-char" svg:y="-1.466cm" svg:width="0.757cm" svg:height="2.676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= </text:span><text:span text:style-name="T3"><draw:frame draw:style-name="fr1" draw:name="Objekt34" text:anchor-type="as-char" svg:y="-1.39cm" svg:width="0.519cm" svg:height="2.531cm" draw:z-index="33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4">Die Lösung des Gleichungssystem ist mittels einfacher Verfahren wie z.B Gauß-Jordan-Algorithmus oder Bibliotheken für lineare Algebra wie z.B. JaMa einfach möglich. </text:p>
      <text:p text:style-name="P4"/>
      <text:p text:style-name="P4">Parameter der Matrix sind Varianzen und Kovarianzen. Zu obigem mathematischen Modell zur Risiko-Optimierung eines Aktien-Portfolios ist anzumerken: </text:p>
      <text:p text:style-name="P4"/>
      <text:p text:style-name="P4">Für die Kovarianzen sollte gelten</text:p>
      <text:p text:style-name="P4"/>
      <text:p text:style-name="P4"><draw:frame draw:style-name="fr1" draw:name="Objekt35" text:anchor-type="as-char" svg:y="-0.377cm" svg:width="1.787cm" svg:height="0.533cm" draw:z-index="34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4"><text:soft-page-break/>Dies wird dann nicht <text:s/>mehr zwingend gegeben sein, wenn die Handelstage der Zeitreihen der Aktie ungleich sind (z.B <text:s/>aus DAX und DOW). Die Abweichungen werden aber sicherlich vernachlässigbar sein, ob man dann <draw:frame draw:style-name="fr1" draw:name="Objekt36" text:anchor-type="as-char" svg:y="-0.377cm" svg:width="2.332cm" svg:height="0.533cm" draw:z-index="35"><draw:object xlink:href="./Object 36" xlink:type="simple" xlink:show="embed" xlink:actuate="onLoad"/><draw:image xlink:href="./ObjectReplacements/Object 36" xlink:type="simple" xlink:show="embed" xlink:actuate="onLoad"/><svg:desc>Formel</svg:desc></draw:frame>heranzieht ist zufällig.</text:p>
      <text:p text:style-name="P4"/>
      <text:p text:style-name="Standard"><text:span text:style-name="T3">Die Lösung der Matrix ist rein formal ein notwendiges, aber kein hinreichendes Kriterium für ein Minimum. <text:s/>Nachteil der Lagrange Methode ist, das die Bestimmung ob <text:s/>tatsächlich ein Minimum gegeben ist, nicht mehr einfach über die Hesse Matrix (</text:span>als Analogon zur zweiten Ableitung einer Funktion) gehandhabt werden kann. <text:s/>Es wird davon ausgegangen, das diese Typen von Funktionsgraphen immer (nur) den MVP-Punkt (Minimum-Varianz-Portfolio) <text:s/>besitzen. Es gibt also neben diesem weder Sattelpunkte noch Maxima. </text:p>
      <text:p text:style-name="Standard"/>
      <text:p text:style-name="Standard">Der <text:s/>MVP Punkt wird mathematisch ermittelt und liefert den Gewichtsvektor der Aktien. Die Zusammenstellung, welche Aktien ins Portfolio kommen erfolgt manuell, auf Basis der Varianz der Aktien, deren Rendite und deren <text:s/>Dividenden, d.h. ebenfalls nach Kriterien die sich aus den Zeitreihen direkt ergeben. Diese Auswahl wird immer auch die Anlagestrategie implizieren. Diese muss nicht zwingend auch <text:s/>Risiko eliminierend sein. Sie kann genauso gut auch <text:s/>Profit orientiert ausgerichtet sein. Verlustbehaftete Papiere wird man ausschließen (zumindest wenn man nicht mit negativen Gewichten, d.h. Optionen <text:s/>arbeitet). </text:p>
      <text:p text:style-name="Standard"/>
      <text:p text:style-name="Standard">Das System schließt <text:span text:style-name="T4">Leerverkäufe nicht aus. In diesem Fall sind die Gewichte dann &lt; 0, d.h. negativ. <text:s/>Will man diese nicht realisieren (was vermutlich immer der Fall sein wird), so muss man diese Aktien aus dem Portfolio löschen und die Gewichte erneut berechnen lassen. <text:s/>Mindestgebühren (z.B. 1% bzw. mindestens 35 Euro) machen zu kleine Gewichte auch ineffizient, so dass man auch diese manuell entfernen wird. <text:s/></text:span></text:p>
      <text:p text:style-name="P10"/>
      <text:p text:style-name="P10"/>
      <text:p text:style-name="P10">Rate of Return des Portfolios:</text:p>
      <text:p text:style-name="P10"/>
      <text:p text:style-name="P10">geg. <text:s/>Portfolio mit 2 Aktion (mit den Anfangs und Endkursen) <text:s/>mit <draw:frame draw:style-name="fr1" draw:name="Objekt38" text:anchor-type="as-char" svg:y="-0.621cm" svg:width="2.214cm" svg:height="1cm" draw:z-index="36"><draw:object xlink:href="./Object 38" xlink:type="simple" xlink:show="embed" xlink:actuate="onLoad"/><draw:image xlink:href="./ObjectReplacements/Object 38" xlink:type="simple" xlink:show="embed" xlink:actuate="onLoad"/><svg:desc>Formel</svg:desc></draw:frame></text:p>
      <text:p text:style-name="P10"/>
      <text:list xml:id="list45563960799605575" text:style-name="L1">
        <text:list-item>
          <text:p text:style-name="P13">x<text:span text:style-name="T5">1</text:span> = 20 Euro und x<text:span text:style-name="T5">2</text:span> = 25 Euro Wechselkurs <text:s/></text:p>
        </text:list-item>
        <text:list-item>
          <text:p text:style-name="P13">y<text:span text:style-name="T5">1</text:span> = 30 US$ und <text:s/>y<text:span text:style-name="T5">2</text:span> = 40 US$ Wechselkurs <text:s/>EUR/US$ → <text:s text:c="2"/>exr(t<text:span text:style-name="T5">1</text:span>)=1.2 <text:s/>bzw. <text:s/>exr(t<text:span text:style-name="T5">2</text:span>)=1.125</text:p>
        </text:list-item>
      </text:list>
      <text:p text:style-name="P10"/>
      <text:p text:style-name="P10"><draw:frame draw:style-name="fr1" draw:name="Objekt39" text:anchor-type="as-char" svg:y="-0.684cm" svg:width="13.698cm" svg:height="1.125cm" draw:z-index="37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0"/>
      <text:p text:style-name="P3"><draw:frame draw:style-name="fr1" draw:name="Objekt40" text:anchor-type="as-char" svg:y="-0.621cm" svg:width="9.626cm" svg:height="1cm" draw:z-index="38"><draw:object xlink:href="./Object 40" xlink:type="simple" xlink:show="embed" xlink:actuate="onLoad"/><draw:image xlink:href="./ObjectReplacements/Object 40" xlink:type="simple" xlink:show="embed" xlink:actuate="onLoad"/><svg:desc>Formel</svg:desc></draw:frame></text:p>
      <text:p text:style-name="P3"><draw:frame draw:style-name="fr1" draw:name="Objekt37" text:anchor-type="as-char" svg:y="-0.621cm" svg:width="8.848cm" svg:height="1cm" draw:z-index="39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10"><draw:frame draw:style-name="fr1" draw:name="Objekt41" text:anchor-type="as-char" svg:y="-1.152cm" svg:width="11.873cm" svg:height="2.062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10"/>
      <text:p text:style-name="P10">Rate of Return Dividenden :</text:p>
      <text:p text:style-name="P10"/>
      <text:p text:style-name="P10">geg.:</text:p>
      <text:p text:style-name="P10"><text:s/>Dividenden 1. Aktie (eine Zahlung):</text:p>
      <text:p text:style-name="P10">5 Euro.</text:p>
      <text:p text:style-name="P10"><text:soft-page-break/>Dividenden 2. Aktiem (2 Zahlungen):</text:p>
      <text:p text:style-name="P10"/>
      <text:p text:style-name="P10">2 USD <text:tab/><text:tab/>Wechselkus: <text:s/><draw:frame draw:style-name="fr1" draw:name="Objekt42" text:anchor-type="as-char" svg:y="-0.621cm" svg:width="3.261cm" svg:height="1cm" draw:z-index="41"><draw:object xlink:href="./Object 42" xlink:type="simple" xlink:show="embed" xlink:actuate="onLoad"/><draw:image xlink:href="./ObjectReplacements/Object 42" xlink:type="simple" xlink:show="embed" xlink:actuate="onLoad"/><svg:desc>Formel</svg:desc></draw:frame></text:p>
      <text:p text:style-name="P11"><text:span text:style-name="T6">1.5 USD<text:tab/><text:tab/>Wechselkurs: <text:s text:c="2"/></text:span><text:span text:style-name="T6"><draw:frame draw:style-name="fr1" draw:name="Objekt43" text:anchor-type="as-char" svg:y="-0.621cm" svg:width="3.69cm" svg:height="1cm" draw:z-index="42"><draw:object xlink:href="./Object 43" xlink:type="simple" xlink:show="embed" xlink:actuate="onLoad"/><draw:image xlink:href="./ObjectReplacements/Object 43" xlink:type="simple" xlink:show="embed" xlink:actuate="onLoad"/><svg:desc>Formel</svg:desc></draw:frame></text:span></text:p>
      <text:p text:style-name="P4"><text:s/></text:p>
      <text:p text:style-name="P8"><draw:frame draw:style-name="fr1" draw:name="Objekt44" text:anchor-type="as-char" svg:y="-1.291cm" svg:width="5.921cm" svg:height="1.734cm" draw:z-index="43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3"/>
      <text:p text:style-name="P8"><draw:frame draw:style-name="fr1" draw:name="Objekt45" text:anchor-type="as-char" svg:y="-1.152cm" svg:width="13.109cm" svg:height="2.062cm" draw:z-index="44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8"><draw:frame draw:style-name="fr1" draw:name="Objekt46" text:anchor-type="as-char" svg:y="-1.152cm" svg:width="11.098cm" svg:height="2.062cm" draw:z-index="45"><draw:object xlink:href="./Object 46" xlink:type="simple" xlink:show="embed" xlink:actuate="onLoad"/><draw:image xlink:href="./ObjectReplacements/Object 4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6-30T20:09:00.56</dc:date>
    <meta:editing-duration>PT17H49M56S</meta:editing-duration>
    <meta:editing-cycles>28</meta:editing-cycles>
    <meta:generator>OpenOffice.org/3.4.1$Win32 OpenOffice.org_project/341m1$Build-9593</meta:generator>
    <meta:document-statistic meta:table-count="0" meta:image-count="0" meta:object-count="46" meta:page-count="5" meta:paragraph-count="82" meta:word-count="644" meta:character-count="4438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r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r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r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R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i} } != 0 =  min(V_{p} (W_{i}))</annotation>
  </semantics>
</math>
</file>

<file path=Object 24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

<file path=Object 25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i>i</mi>
            </mrow>
          </msub>
        </mrow>
        <mo stretchy="false">)</mo>
      </mrow>
    </mrow>
    <annotation encoding="StarMath 5.0">L_{p}(W_{i},  lambdabar ) = V_{p} + lambdabar  g(W_{i})
  </annotation>
  </semantics>
</math>
</file>

<file path=Object 26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i>!</mi>
        <mo stretchy="false">=</mo>
        <mn>0</mn>
      </mrow>
    </mrow>
    <annotation encoding="StarMath 5.0">{partial L_{p }} over {partial W_{i} } != 0 
</annotation>
  </semantics>
</math>
</file>

<file path=Object 27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o stretchy="false">ƛ</mo>
        </mrow>
      </mfrac>
      <mrow>
        <mi>!</mi>
        <mo stretchy="false">=</mo>
        <mn>0</mn>
      </mrow>
    </mrow>
    <annotation encoding="StarMath 5.0">{partial L_{p }} over {partial lambdabar } != 0 
</annotation>
  </semantics>
</math>
</file>

<file path=Object 28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29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3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r_{1} (tn) =  {{3} over {2}-1} over {1} = {1}over {2}

</annotation>
  </semantics>
</math>
</file>

<file path=Object 30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

<file path=Object 3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32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3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34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

<file path=Object 35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S</mi>
          <mrow>
            <mi>j</mi>
            <mi>,</mi>
            <mi>i</mi>
          </mrow>
        </msub>
      </mrow>
    </mrow>
    <annotation encoding="StarMath 5.0">S_{i,j}  = S_{j,i}</annotation>
  </semantics>
</math>
</file>

<file path=Object 36/content.xml><?xml version="1.0" encoding="utf-8"?>
<math xmlns="http://www.w3.org/1998/Math/MathML">
  <semantics>
    <mrow>
      <msub>
        <mi>S</mi>
        <mrow>
          <mi>i</mi>
          <mi>,</mi>
          <mi>j</mi>
        </mrow>
      </msub>
      <mi mathvariant="italic">oder</mi>
      <msub>
        <mi>S</mi>
        <mrow>
          <mi>j</mi>
          <mi>,</mi>
          <mi>i</mi>
        </mrow>
      </msub>
    </mrow>
    <annotation encoding="StarMath 5.0">S_{i,j}  oder  S_{j,i}</annotation>
  </semantics>
</math>
</file>

<file path=Object 37/content.xml><?xml version="1.0" encoding="utf-8"?>
<math xmlns="http://www.w3.org/1998/Math/MathML">
  <semantics>
    <mrow>
      <mrow>
        <mi mathvariant="italic">falsch</mi>
        <mo stretchy="false">=</mo>
        <mrow>
          <mrow>
            <mn>25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40</mn>
        </mrow>
      </mrow>
      <mrow>
        <mrow>
          <mrow>
            <mrow>
              <mo stretchy="false">(</mo>
              <mrow>
                <mfrac>
                  <mn>2</mn>
                  <mn>3</mn>
                </mfrac>
              </mrow>
              <mo stretchy="false">)</mo>
            </mrow>
            <mo stretchy="false">∗</mo>
            <mrow>
              <mo stretchy="false">(</mo>
              <mrow>
                <mfrac>
                  <mn>8</mn>
                  <mn>9</mn>
                </mfrac>
              </mrow>
              <mo stretchy="false">)</mo>
            </mrow>
          </mrow>
          <mo stretchy="false">=</mo>
          <mrow>
            <mrow>
              <mo stretchy="false">(</mo>
              <mrow>
                <mfrac>
                  <mn>25</mn>
                  <mn>3</mn>
                </mfrac>
              </mrow>
              <mo stretchy="false">)</mo>
            </mrow>
            <mo stretchy="false">+</mo>
            <mrow>
              <mo stretchy="false">(</mo>
              <mrow>
                <mfrac>
                  <mn>640</mn>
                  <mn>27</mn>
                </mfrac>
              </mrow>
              <mo stretchy="false">)</mo>
            </mrow>
          </mrow>
        </mrow>
        <mo stretchy="false">=</mo>
        <mfrac>
          <mn>825</mn>
          <mn>27</mn>
        </mfrac>
      </mrow>
    </mrow>
    <annotation encoding="StarMath 5.0">falsch  = 25 * (1 over 3) +  40  (2 over 3) *  (8 over 9) = (25 over 3) + (640 over 27)=825 over 27




</annotation>
  </semantics>
</math>
</file>

<file path=Object 38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row>
              <mfrac>
                <mn>1</mn>
                <mn>3</mn>
              </mfrac>
              <mi>,</mi>
              <mfrac>
                <mn>2</mn>
                <mn>3</mn>
              </mfrac>
            </mrow>
          </mrow>
          <mo stretchy="false">}</mo>
        </mrow>
      </mrow>
    </mrow>
    <annotation encoding="StarMath 5.0">W_{i} = lbrace {1 over 3 , 2 over 
3}  rbrace </annotation>
  </semantics>
</math>
</file>

<file path=Object 39/content.xml><?xml version="1.0" encoding="utf-8"?>
<math xmlns="http://www.w3.org/1998/Math/MathML">
  <semantics>
    <mrow>
      <mrow>
        <mrow>
          <mi mathvariant="italic">ror</mi>
          <mo stretchy="false">=</mo>
          <mfrac>
            <mrow>
              <mo stretchy="false">(</mo>
              <mrow>
                <mrow>
                  <mrow>
                    <mo stretchy="false">(</mo>
                    <mrow>
                      <mrow>
                        <mrow>
                          <msub>
                            <mi>x</mi>
                            <mn>2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2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2</mn>
                          </msub>
                        </mrow>
                        <mo stretchy="false">)</mo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1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1</mn>
                          </msub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)</mo>
            </mrow>
            <mrow>
              <mo stretchy="false">(</mo>
              <mrow>
                <mrow>
                  <mo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∗</mo>
                        <msub>
                          <mi>w</mi>
                          <mn>1</mn>
                        </msub>
                      </mrow>
                      <mo stretchy="false">+</mo>
                      <mrow>
                        <mrow>
                          <msub>
                            <mi>y</mi>
                            <mn>1</mn>
                          </msub>
                          <mo stretchy="false">∗</mo>
                          <msub>
                            <mi>w</mi>
                            <mn>2</mn>
                          </msub>
                        </mrow>
                        <mo stretchy="false">∗</mo>
                        <mi mathvariant="italic">exr</mi>
                      </mrow>
                    </mrow>
                    <mrow>
                      <mo stretchy="false">(</mo>
                      <mrow>
                        <msub>
                          <mi>t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frac>
        </mrow>
        <mo stretchy="false">=</mo>
        <mfrac>
          <mrow>
            <mo stretchy="false">(</mo>
            <mrow>
              <mrow>
                <mi mathvariant="italic">falsch</mi>
                <mo stretchy="false">−</mo>
                <mi mathvariant="italic">richtig</mi>
              </mrow>
            </mrow>
            <mo stretchy="false">)</mo>
          </mrow>
          <mi mathvariant="italic">richtig</mi>
        </mfrac>
      </mrow>
    </mrow>
    <annotation encoding="StarMath 5.0">ror  = ((  x_2 * w_1 + y_2*w_2*exr(t_2))  - ( x_1 * w_1 + y_1*w_2*exr(t_1))) over (( x_1 * w_1 + y_1*w_2*exr(t_1))) = (falsch - richtig) over richtig
</annotation>
  </semantics>
</math>
</file>

<file path=Object 4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r_{1} (t{n+1}) =  {2-{3} over 2} over {{3} over {2}} = {1}over {3}

</annotation>
  </semantics>
</math>
</file>

<file path=Object 40/content.xml><?xml version="1.0" encoding="utf-8"?>
<math xmlns="http://www.w3.org/1998/Math/MathML">
  <semantics>
    <mrow>
      <mrow>
        <mi mathvariant="italic">richtig</mi>
        <mo stretchy="false">=</mo>
        <mrow>
          <mrow>
            <mn>20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30</mn>
        </mrow>
      </mrow>
      <mrow>
        <mrow>
          <mrow>
            <mrow>
              <mrow>
                <mo stretchy="false">(</mo>
                <mrow>
                  <mfrac>
                    <mn>2</mn>
                    <mn>3</mn>
                  </mfrac>
                </mrow>
                <mo stretchy="false">)</mo>
              </mrow>
              <mo stretchy="false">∗</mo>
              <mrow>
                <mo stretchy="false">(</mo>
                <mrow>
                  <mfrac>
                    <mn>5</mn>
                    <mn>6</mn>
                  </mfrac>
                </mrow>
                <mo stretchy="false">)</mo>
              </mrow>
            </mrow>
            <mo stretchy="false">=</mo>
            <mrow>
              <mrow>
                <mo stretchy="false">(</mo>
                <mrow>
                  <mfrac>
                    <mn>20</mn>
                    <mn>3</mn>
                  </mfrac>
                </mrow>
                <mo stretchy="false">)</mo>
              </mrow>
              <mo stretchy="false">+</mo>
              <mrow>
                <mo stretchy="false">(</mo>
                <mrow>
                  <mfrac>
                    <mn>50</mn>
                    <mn>3</mn>
                  </mfrac>
                </mrow>
                <mo stretchy="false">)</mo>
              </mrow>
            </mrow>
          </mrow>
          <mo stretchy="false">=</mo>
          <mfrac>
            <mn>70</mn>
            <mn>3</mn>
          </mfrac>
        </mrow>
        <mo stretchy="false">=</mo>
        <mn>23</mn>
      </mrow>
      <mfrac>
        <mn>1</mn>
        <mn>3</mn>
      </mfrac>
    </mrow>
    <annotation encoding="StarMath 5.0">richtig  = 20 * (1 over 3) +  30  (2 over 3) *  (5 over 6) = (20 over 3)  + (50 over 3) = 70 over 3 = 23 1 over 3


</annotation>
  </semantics>
</math>
</file>

<file path=Object 41/content.xml><?xml version="1.0" encoding="utf-8"?>
<math xmlns="http://www.w3.org/1998/Math/MathML">
  <semantics>
    <mrow>
      <mrow>
        <mrow>
          <mrow>
            <mrow>
              <mrow>
                <mi mathvariant="italic">ror</mi>
                <mo stretchy="false">=</mo>
                <mfrac>
                  <mrow>
                    <mo stretchy="false">(</mo>
                    <mrow>
                      <mrow>
                        <mrow>
                          <mo stretchy="false">(</mo>
                          <mrow>
                            <mfrac>
                              <mn>865</mn>
                              <mn>27</mn>
                            </mfrac>
                          </mrow>
                          <mo stretchy="false">)</mo>
                        </mrow>
                        <mo stretchy="false">−</mo>
                        <mrow>
                          <mo stretchy="false">(</mo>
                          <mrow>
                            <mfrac>
                              <mn>70</mn>
                              <mn>3</mn>
                            </mfrac>
                          </mrow>
                          <mo stretchy="false">)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frac>
                        <mn>70</mn>
                        <mn>3</mn>
                      </mfrac>
                    </mrow>
                    <mo stretchy="false">)</mo>
                  </mrow>
                </mfrac>
              </mrow>
              <mo stretchy="false">=</mo>
              <mfrac>
                <mrow>
                  <mo stretchy="false">(</mo>
                  <mrow>
                    <mrow>
                      <mrow>
                        <mo stretchy="false">(</mo>
                        <mrow>
                          <mfrac>
                            <mn>865</mn>
                            <mn>27</mn>
                          </mfrac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frac>
                            <mn>630</mn>
                            <mn>27</mn>
                          </mfrac>
                        </mrow>
                        <mo stretchy="false">)</mo>
                      </mrow>
                    </mrow>
                  </mrow>
                  <mo stretchy="false">)</mo>
                </mrow>
                <mrow>
                  <mo stretchy="false">(</mo>
                  <mrow>
                    <mfrac>
                      <mn>70</mn>
                      <mn>3</mn>
                    </mfrac>
                  </mrow>
                  <mo stretchy="false">)</mo>
                </mrow>
              </mfrac>
            </mrow>
            <mo stretchy="false">=</mo>
            <mfrac>
              <mrow>
                <mo stretchy="false">(</mo>
                <mrow>
                  <mrow>
                    <mn>235</mn>
                    <mo stretchy="false">∗</mo>
                    <mn>3</mn>
                  </mrow>
                </mrow>
                <mo stretchy="false">)</mo>
              </mrow>
              <mrow>
                <mo stretchy="false">(</mo>
                <mrow>
                  <mrow>
                    <mn>27</mn>
                    <mo stretchy="false">∗</mo>
                    <mn>70</mn>
                  </mrow>
                </mrow>
                <mo stretchy="false">)</mo>
              </mrow>
            </mfrac>
          </mrow>
          <mo stretchy="false">=</mo>
          <mfrac>
            <mn>235</mn>
            <mrow>
              <mo stretchy="false">(</mo>
              <mrow>
                <mrow>
                  <mn>70</mn>
                  <mo stretchy="false">∗</mo>
                  <mn>9</mn>
                </mrow>
              </mrow>
              <mo stretchy="false">)</mo>
            </mrow>
          </mfrac>
        </mrow>
        <mo stretchy="false">=</mo>
        <mfrac>
          <mn>47</mn>
          <mrow>
            <mo stretchy="false">(</mo>
            <mrow>
              <mrow>
                <mn>14</mn>
                <mo stretchy="false">∗</mo>
                <mn>9</mn>
              </mrow>
            </mrow>
            <mo stretchy="false">)</mo>
          </mrow>
        </mfrac>
      </mrow>
    </mrow>
    <annotation encoding="StarMath 5.0">ror  =  ( (865 over 27) - (70 over 3)) over ( 70 over 3) = ( (865 over 27) - (630 over 27)) over ( 70 over 3) = (235*3) over ( 27 * 70 ) = 235 over (70 *9)=47 over (14*9)


</annotation>
  </semantics>
</math>
</file>

<file path=Object 42/content.xml><?xml version="1.0" encoding="utf-8"?>
<math xmlns="http://www.w3.org/1998/Math/MathML">
  <semantics>
    <mrow>
      <mi mathvariant="italic">exr</mi>
      <mrow>
        <mrow>
          <mo stretchy="false">(</mo>
          <mrow>
            <msub>
              <mi>t</mi>
              <mn>1</mn>
            </msub>
          </mrow>
          <mo stretchy="false">)</mo>
        </mrow>
        <mo stretchy="false">=</mo>
        <mn>1.2</mn>
      </mrow>
      <mfrac>
        <mi mathvariant="italic">USD</mi>
        <mi mathvariant="italic">EUR</mi>
      </mfrac>
    </mrow>
    <annotation encoding="StarMath 5.0">exr(t_1)  = 1.2 USD over EUR</annotation>
  </semantics>
</math>
</file>

<file path=Object 43/content.xml><?xml version="1.0" encoding="utf-8"?>
<math xmlns="http://www.w3.org/1998/Math/MathML">
  <semantics>
    <mrow>
      <mi mathvariant="italic">exr</mi>
      <mrow>
        <mrow>
          <mo stretchy="false">(</mo>
          <mrow>
            <msub>
              <mi>t</mi>
              <mn>2</mn>
            </msub>
          </mrow>
          <mo stretchy="false">)</mo>
        </mrow>
        <mo stretchy="false">=</mo>
        <mn>1.125</mn>
      </mrow>
      <mfrac>
        <mi mathvariant="italic">USD</mi>
        <mi mathvariant="italic">EUR</mi>
      </mfrac>
    </mrow>
    <annotation encoding="StarMath 5.0">exr(t_2)  = 1.125 USD over EUR</annotation>
  </semantics>
</math>
</file>

<file path=Object 44/content.xml><?xml version="1.0" encoding="utf-8"?>
<math xmlns="http://www.w3.org/1998/Math/MathML">
  <semantics>
    <mrow>
      <mrow>
        <msub>
          <mi mathvariant="italic">ror</mi>
          <mi>d</mi>
        </msub>
        <mo stretchy="false">=</mo>
        <mfrac>
          <mrow>
            <mo stretchy="false">(</mo>
            <mrow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W</mi>
                      <mrow>
                        <mi>i</mi>
                      </mrow>
                    </msub>
                  </mrow>
                  <mo stretchy="false">∗</mo>
                  <msub>
                    <mi mathvariant="italic">exr</mi>
                    <mrow>
                      <mi>i</mi>
                    </mrow>
                  </msub>
                </mrow>
                <mo stretchy="false">∗</mo>
                <msub>
                  <mi>d</mi>
                  <mrow>
                    <mi>i</mi>
                  </mrow>
                </msub>
              </mrow>
            </mrow>
            <mo stretchy="false">)</mo>
          </mrow>
          <mrow>
            <mo stretchy="false">(</mo>
            <mrow>
              <mrow>
                <mo stretchy="false">(</mo>
                <mrow>
                  <mrow>
                    <mrow>
                      <msub>
                        <mi>x</mi>
                        <mn>1</mn>
                      </msub>
                      <mo stretchy="false">∗</mo>
                      <msub>
                        <mi>w</mi>
                        <mn>1</mn>
                      </msub>
                    </mrow>
                    <mo stretchy="false">+</mo>
                    <mrow>
                      <mrow>
                        <msub>
                          <mi>y</mi>
                          <mn>1</mn>
                        </msub>
                        <mo stretchy="false">∗</mo>
                        <msub>
                          <mi>w</mi>
                          <mn>2</mn>
                        </msub>
                      </mrow>
                      <mo stretchy="false">∗</mo>
                      <mi mathvariant="italic">exr</mi>
                    </mrow>
                  </mrow>
                  <mrow>
                    <mo stretchy="false">(</mo>
                    <mrow>
                      <msub>
                        <mi>t</mi>
                        <mn>1</mn>
                      </msub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</mfrac>
      </mrow>
    </mrow>
    <annotation encoding="StarMath 5.0">ror_d = (sum from{i=1} to{n} W_{i}*exr_{i}*d_{i})  over (( x_1 * w_1 + y_1*w_2*exr(t_1)))
  </annotation>
  </semantics>
</math>
</file>

<file path=Object 45/content.xml><?xml version="1.0" encoding="utf-8"?>
<math xmlns="http://www.w3.org/1998/Math/MathML">
  <semantics>
    <mrow>
      <mrow>
        <msub>
          <mi mathvariant="italic">ror</mi>
          <mrow>
            <mi>d</mi>
          </mrow>
        </msub>
        <mo stretchy="false">=</mo>
        <mfrac>
          <mrow>
            <mo stretchy="false">(</mo>
            <mrow>
              <mn>5</mn>
              <mrow>
                <mrow>
                  <mi mathvariant="italic">EUR</mi>
                  <mo stretchy="false">∗</mo>
                  <mrow>
                    <mo stretchy="false">(</mo>
                    <mrow>
                      <mfrac>
                        <mn>1</mn>
                        <mn>3</mn>
                      </mfrac>
                    </mrow>
                    <mo stretchy="false">)</mo>
                  </mrow>
                </mrow>
                <mo stretchy="false">+</mo>
                <mn>2</mn>
              </mrow>
              <mrow>
                <mrow>
                  <mrow>
                    <mrow>
                      <mi mathvariant="italic">USD</mi>
                      <mo stretchy="false">∗</mo>
                      <mrow>
                        <mo stretchy="false">(</mo>
                        <mrow>
                          <mfrac>
                            <mn>2</mn>
                            <mn>3</mn>
                          </mfrac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frac>
                          <mn>5</mn>
                          <mn>6</mn>
                        </mfrac>
                      </mrow>
                      <mo stretchy="false">)</mo>
                    </mrow>
                  </mrow>
                  <mo stretchy="false">∗</mo>
                  <mrow>
                    <mo stretchy="false">(</mo>
                    <mrow>
                      <mfrac>
                        <mi mathvariant="italic">USD</mi>
                        <mi mathvariant="italic">EUR</mi>
                      </mfrac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frac>
                      <mn>3</mn>
                      <mn>2</mn>
                    </mfrac>
                  </mrow>
                  <mo stretchy="false">)</mo>
                </mrow>
              </mrow>
              <mrow>
                <mrow>
                  <mi mathvariant="italic">USD</mi>
                  <mo stretchy="false">∗</mo>
                  <mrow>
                    <mo stretchy="false">(</mo>
                    <mrow>
                      <mfrac>
                        <mn>2</mn>
                        <mn>3</mn>
                      </mfrac>
                    </mrow>
                    <mo stretchy="false">)</mo>
                  </mrow>
                </mrow>
                <mo stretchy="false">∗</mo>
                <mrow>
                  <mo stretchy="false">(</mo>
                  <mrow>
                    <mfrac>
                      <mn>8</mn>
                      <mn>9</mn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i mathvariant="italic">USD</mi>
                    <mi mathvariant="italic">EUR</mi>
                  </mfrac>
                </mrow>
                <mo stretchy="false">)</mo>
              </mrow>
            </mrow>
            <mo stretchy="false">)</mo>
          </mrow>
          <mrow>
            <mo stretchy="false">(</mo>
            <mrow>
              <mfrac>
                <mn>70</mn>
                <mn>3</mn>
              </mfrac>
            </mrow>
            <mo stretchy="false">)</mo>
          </mrow>
        </mfrac>
      </mrow>
    </mrow>
    <annotation encoding="StarMath 5.0">ror_{d} = (5 EUR * (1 over 3)  + 2 USD * (2 over 3) * (5 over 6) * (USD over EUR) + (3 over 2) USD *(2 over 3)  * (8 over 9) (USD over EUR)) over ( 70 over 3)</annotation>
  </semantics>
</math>
</file>

<file path=Object 46/content.xml><?xml version="1.0" encoding="utf-8"?>
<math xmlns="http://www.w3.org/1998/Math/MathML">
  <semantics>
    <mrow>
      <mrow>
        <mrow>
          <mrow>
            <msub>
              <mi mathvariant="italic">ror</mi>
              <mrow>
                <mi>d</mi>
              </mrow>
            </msub>
            <mo stretchy="false">=</mo>
            <mfrac>
              <mrow>
                <mo stretchy="false">(</mo>
                <mrow>
                  <mrow>
                    <mo stretchy="false">(</mo>
                    <mrow>
                      <mrow>
                        <mrow>
                          <mrow>
                            <mo stretchy="false">(</mo>
                            <mrow>
                              <mfrac>
                                <mn>5</mn>
                                <mn>3</mn>
                              </mfrac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frac>
                                <mn>10</mn>
                                <mn>9</mn>
                              </mfrac>
                            </mrow>
                            <mo stretchy="false">)</mo>
                          </mrow>
                        </mrow>
                        <mo stretchy="false">+</mo>
                        <mrow>
                          <mo stretchy="false">(</mo>
                          <mrow>
                            <mfrac>
                              <mn>8</mn>
                              <mn>9</mn>
                            </mfrac>
                          </mrow>
                          <mo stretchy="false">)</mo>
                        </mrow>
                      </mrow>
                    </mrow>
                    <mo stretchy="false">)</mo>
                  </mrow>
                  <mi mathvariant="italic">EUR</mi>
                </mrow>
                <mo stretchy="false">)</mo>
              </mrow>
              <mrow>
                <mo stretchy="false">(</mo>
                <mrow>
                  <mfrac>
                    <mn>70</mn>
                    <mn>3</mn>
                  </mfrac>
                </mrow>
                <mo stretchy="false">)</mo>
              </mrow>
            </mfrac>
          </mrow>
          <mo stretchy="false">=</mo>
          <mfrac>
            <mrow>
              <mo stretchy="false">(</mo>
              <mrow>
                <mrow>
                  <mo stretchy="false">(</mo>
                  <mrow>
                    <mrow>
                      <mrow>
                        <mo stretchy="false">(</mo>
                        <mrow>
                          <mfrac>
                            <mn>5</mn>
                            <mn>3</mn>
                          </mfrac>
                        </mrow>
                        <mo stretchy="false">)</mo>
                      </mrow>
                      <mo stretchy="false">+</mo>
                      <mrow>
                        <mo stretchy="false">(</mo>
                        <mrow>
                          <mfrac>
                            <mn>6</mn>
                            <mn>3</mn>
                          </mfrac>
                        </mrow>
                        <mo stretchy="false">)</mo>
                      </mrow>
                    </mrow>
                  </mrow>
                  <mo stretchy="false">)</mo>
                </mrow>
                <mi mathvariant="italic">EUR</mi>
              </mrow>
              <mo stretchy="false">)</mo>
            </mrow>
            <mrow>
              <mo stretchy="false">(</mo>
              <mrow>
                <mfrac>
                  <mn>70</mn>
                  <mn>3</mn>
                </mfrac>
              </mrow>
              <mo stretchy="false">)</mo>
            </mrow>
          </mfrac>
        </mrow>
        <mo stretchy="false">=</mo>
        <mrow>
          <mo stretchy="false">(</mo>
          <mrow>
            <mfrac>
              <mn>11</mn>
              <mn>70</mn>
            </mfrac>
          </mrow>
          <mo stretchy="false">)</mo>
        </mrow>
      </mrow>
      <mi mathvariant="italic">EUR</mi>
    </mrow>
    <annotation encoding="StarMath 5.0">ror_{d} =(((5 over 3)  + (10 over 9) + (8 over 9)) EUR ) over ( 70 over 3) = (((5 over 3) + (6 over 3)) EUR) over (70 over 3) = (11 over 70) EUR</annotation>
  </semantics>
</math>
</file>

<file path=Object 5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r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R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